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Pictures/2000000E000000DF000000DFDB16D684671DD303.svm" manifest:media-type="image/x-svm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21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25.51mm"/>
    </style:style>
    <style:style style:name="co5" style:family="table-column">
      <style:table-column-properties fo:break-before="auto" style:column-width="10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fffff0"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4" style:family="table-cell" style:parent-style-name="Default">
      <style:table-cell-properties fo:border="0.06pt solid #000000"/>
      <style:text-properties style:font-name="Liberation Serif"/>
    </style:style>
    <style:style style:name="ce5" style:family="table-cell" style:parent-style-name="Default" style:data-style-name="N1">
      <style:table-cell-properties fo:border="0.06pt solid #000000"/>
      <style:text-properties style:font-name="Liberation Serif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tyle="italic" style:font-style-asian="italic" style:font-style-complex="italic"/>
    </style:style>
    <style:style style:name="ce7" style:family="table-cell" style:parent-style-name="Default" style:data-style-name="N120">
      <style:table-cell-properties fo:border="0.06pt solid #000000"/>
      <style:text-properties style:font-name="Liberation Serif"/>
    </style:style>
    <style:style style:name="ce14" style:family="table-cell" style:parent-style-name="Default">
      <style:table-cell-properties fo:background-color="#f0ffff"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15" style:family="table-cell" style:parent-style-name="Default">
      <style:table-cell-properties fo:background-color="#ffffe0" style:text-align-source="fix" style:repeat-content="false" fo:border="0.06pt solid #000000"/>
      <style:paragraph-properties fo:text-align="center" fo:margin-left="0mm"/>
      <style:text-properties fo:color="#000000" style:font-name="Liberation Serif" fo:font-size="10pt" style:font-size-asian="10pt" style:font-size-complex="10pt"/>
    </style:style>
    <style:style style:name="ce16" style:family="table-cell" style:parent-style-name="Default">
      <style:table-cell-properties fo:background-color="#f0ffff" fo:border="0.06pt solid #000000"/>
      <style:text-properties style:font-name="Liberation Serif"/>
    </style:style>
    <style:style style:name="ce17" style:family="table-cell" style:parent-style-name="Default">
      <style:table-cell-properties fo:background-color="#ffffe0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.35mm" svg:stroke-color="#000000" draw:marker-start-width="2.52mm" draw:marker-end-width="2.52mm" draw:fill="none" draw:textarea-horizontal-align="center" draw:textarea-vertical-align="middle" fo:padding-top="0.17mm" fo:padding-bottom="0.17mm" fo:padding-left="0.17mm" fo:padding-right="0.17m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_factor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ce5"/>
        <table:table-column table:style-name="co1" table:default-cell-style-name="ce7"/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6-bit</text:p>
          </table:table-cell>
          <table:table-cell table:style-name="ce2" office:value-type="string" calcext:value-type="string" table:number-columns-spanned="2" table:number-rows-spanned="1">
            <text:p>BEB</text:p>
          </table:table-cell>
          <table:covered-table-cell table:style-name="ce9"/>
          <table:table-cell table:style-name="ce9" office:value-type="string" calcext:value-type="string">
            <text:p>BEB buffer</text:p>
          </table:table-cell>
        </table:table-row>
        <table:table-row table:style-name="ro1">
          <table:table-cell/>
          <table:table-cell office:value-type="string" calcext:value-type="string">
            <text:p>Gain</text:p>
          </table:table-cell>
          <table:table-cell table:style-name="ce9" office:value-type="string" calcext:value-type="string">
            <text:p>in (V)</text:p>
          </table:table-cell>
          <table:table-cell table:style-name="ce9" office:value-type="string" calcext:value-type="string">
            <text:p>out (ADU)</text:p>
          </table:table-cell>
          <table:table-cell table:style-name="ce6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6543" calcext:value-type="float">
            <text:p>0.6543</text:p>
          </table:table-cell>
          <table:table-cell office:value-type="float" office:value="29751.1" calcext:value-type="float">
            <text:p>29751</text:p>
          </table:table-cell>
          <table:table-cell table:formula="of:=[.D5]*10/(2^18*[.C5])" office:value-type="float" office:value="1.73454745253456" calcext:value-type="float">
            <text:p>1.734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.1426" calcext:value-type="float">
            <text:p>1.1426</text:p>
          </table:table-cell>
          <table:table-cell office:value-type="float" office:value="51921.1" calcext:value-type="float">
            <text:p>51921</text:p>
          </table:table-cell>
          <table:table-cell table:formula="of:=[.D6]*10/(2^18*[.C6])" office:value-type="float" office:value="1.73344370906916" calcext:value-type="float">
            <text:p>1.733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.5723" calcext:value-type="float">
            <text:p>1.5723</text:p>
          </table:table-cell>
          <table:table-cell office:value-type="float" office:value="71252.5" calcext:value-type="float">
            <text:p>71253</text:p>
          </table:table-cell>
          <table:table-cell table:formula="of:=[.D7]*10/(2^18*[.C7])" office:value-type="float" office:value="1.72872045359629" calcext:value-type="float">
            <text:p>1.7287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.0019" calcext:value-type="float">
            <text:p>2.0019</text:p>
          </table:table-cell>
          <table:table-cell office:value-type="float" office:value="91442.3" calcext:value-type="float">
            <text:p>91442</text:p>
          </table:table-cell>
          <table:table-cell table:formula="of:=[.D8]*10/(2^18*[.C8])" office:value-type="float" office:value="1.74246811415386" calcext:value-type="float">
            <text:p>1.7425</text:p>
          </table:table-cell>
        </table:table-row>
        <table:table-row table:style-name="ro1">
          <table:table-cell/>
          <table:table-cell office:value-type="string" calcext:value-type="string">
            <text:p>CF1</text:p>
          </table:table-cell>
          <table:table-cell office:value-type="float" office:value="1.144" calcext:value-type="float">
            <text:p>1.144</text:p>
          </table:table-cell>
          <table:table-cell table:style-name="ce4" office:value-type="float" office:value="53708" calcext:value-type="float">
            <text:p>53708</text:p>
          </table:table-cell>
          <table:table-cell table:formula="of:=[.D9]*10/(2^18*[.C9])" office:value-type="float" office:value="1.79090699949465" calcext:value-type="float">
            <text:p>1.7909</text:p>
          </table:table-cell>
        </table:table-row>
      </table:table>
      <table:table table:name="NOISEvsGAIN" table:style-name="ta1">
        <table:shapes>
          <draw:frame draw:z-index="0" draw:style-name="gr1" draw:text-style-name="P1" svg:width="139.86mm" svg:height="78.67mm" svg:x="24.08mm" svg:y="75.04mm">
            <draw:object draw:notify-on-update-of-ranges="NOISEvsGAIN.B3:NOISEvsGAIN.B15 NOISEvsGAIN.D3:NOISEvsGAIN.D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ce14"/>
        <table:table-column table:style-name="co1" table:number-columns-repeated="2" table:default-cell-style-name="ce16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6" office:value-type="string" calcext:value-type="string">
            <text:p>Gain</text:p>
          </table:table-cell>
          <table:table-cell table:style-name="ce9" office:value-type="string" calcext:value-type="string">
            <text:p>Center (ADU)</text:p>
          </table:table-cell>
          <table:table-cell table:style-name="ce9" office:value-type="string" calcext:value-type="string">
            <text:p>Noise (ADU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699" calcext:value-type="float">
            <text:p>269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882" calcext:value-type="float">
            <text:p>188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431" calcext:value-type="float">
            <text:p>14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048" calcext:value-type="float">
            <text:p>104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863.2" calcext:value-type="float">
            <text:p>863.2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715.7" calcext:value-type="float">
            <text:p>715.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672.3" calcext:value-type="float">
            <text:p>672.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601.3" calcext:value-type="float">
            <text:p>601.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560.5" calcext:value-type="float">
            <text:p>560.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39.5" calcext:value-type="float">
            <text:p>539.5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24.9" calcext:value-type="float">
            <text:p>524.9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516.2" calcext:value-type="float">
            <text:p>516.2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520.3" calcext:value-type="float">
            <text:p>520.3</text:p>
          </table:table-cell>
        </table:table-row>
        <table:table-row table:style-name="ro1">
          <table:table-cell/>
          <table:table-cell table:style-name="ce15" office:value-type="string" calcext:value-type="string">
            <text:p>CF1</text:p>
          </table:table-cell>
          <table:table-cell table:style-name="ce17" office:value-type="float" office:value="35713.4" calcext:value-type="float">
            <text:p>35713.4</text:p>
          </table:table-cell>
          <table:table-cell table:style-name="ce17" office:value-type="float" office:value="47.3891" calcext:value-type="float">
            <text:p>47.38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 style:data-style-name="N2" text:time-value="14:40:46.191512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1:24:46.355526539</meta:creation-date>
    <dc:date>2019-10-23T14:58:43.288128743</dc:date>
    <meta:editing-duration>PT1H21M41S</meta:editing-duration>
    <meta:editing-cycles>3</meta:editing-cycles>
    <meta:generator>LibreOffice/6.1.4.2$MacOSX_X86_64 LibreOffice_project/9d0f32d1f0b509096fd65e0d4bec26ddd1938fd3</meta:generator>
    <meta:document-statistic meta:table-count="2" meta:cell-count="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DB16D684671DD303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4cm" svg:stroke-color="#0000ff" draw:fill-color="#0000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87cm" svg:height="7.868cm" xlink:href=".." xlink:type="simple" chart:class="chart:scatter" chart:style-name="ch1">
        <chart:title svg:x="5.471cm" svg:y="0.292cm" chart:style-name="ch2">
          <text:p>Noise vs Gain</text:p>
        </chart:title>
        <chart:legend chart:legend-position="end" svg:x="11.055cm" svg:y="3.635cm" style:legend-expansion="high" chart:style-name="ch3"/>
        <chart:plot-area chart:style-name="ch4" table:cell-range-address="NOISEvsGAIN.B3:NOISEvsGAIN.B15 NOISEvsGAIN.D3:NOISEvsGAIN.D15" svg:x="1.258cm" svg:y="1.242cm" svg:width="9.518cm" svg:height="5.52cm">
          <chartooo:coordinate-region svg:x="2.303cm" svg:y="1.441cm" svg:width="8.273cm" svg:height="4.674cm"/>
          <chart:axis chart:dimension="x" chart:name="primary-x" chart:style-name="ch5">
            <chart:title svg:x="5.196cm" svg:y="6.919cm" chart:style-name="ch6">
              <text:p>Gain 6-bits</text:p>
            </chart:title>
            <chart:grid chart:style-name="ch7" chart:class="major"/>
          </chart:axis>
          <chart:axis chart:dimension="y" chart:name="primary-y" chart:style-name="ch5">
            <chart:title svg:x="0.451cm" svg:y="4.962cm" chart:style-name="ch8">
              <text:p>Noise (ADU)</text:p>
            </chart:title>
            <chart:grid chart:style-name="ch7" chart:class="major"/>
          </chart:axis>
          <chart:series chart:style-name="ch9" chart:values-cell-range-address="NOISEvsGAIN.D3:NOISEvsGAIN.D15" chart:class="chart:scatter">
            <chart:domain table:cell-range-address="NOISEvsGAIN.B3:NOISEvsGAIN.B15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NOISEvsGAIN.B3:NOISEvsGAIN.B15</svg:desc>
                </draw:g>
              </table:table-cell>
              <table:table-cell office:value-type="float" office:value="2699">
                <text:p>2699</text:p>
                <draw:g>
                  <svg:desc>NOISEvsGAIN.D3:NOISEvsGAIN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863.2">
                <text:p>863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715.7">
                <text:p>715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672.3">
                <text:p>672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601.3">
                <text:p>601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560.5">
                <text:p>56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539.5">
                <text:p>539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524.9">
                <text:p>524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516.2">
                <text:p>516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520.3">
                <text:p>520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